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c2d" officeooo:paragraph-rsid="00075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crambled egg recipe took a bit of tweaking, but we’ve finally made the best scrambled eggs ever! Our customers love i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4:04.154386596</meta:creation-date>
    <dc:date>2024-01-22T14:08:38.309334193</dc:date>
    <meta:editing-duration>PT4M34S</meta:editing-duration>
    <meta:editing-cycles>1</meta:editing-cycles>
    <meta:document-statistic meta:table-count="0" meta:image-count="0" meta:object-count="0" meta:page-count="1" meta:paragraph-count="1" meta:word-count="22" meta:character-count="126" meta:non-whitespace-character-count="104"/>
    <meta:generator>LibreOffice/7.3.7.2$Linux_X86_64 LibreOffice_project/30$Build-2</meta:generator>
  </office:meta>
</office:document-meta>
</file>